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4pt" fo:font-style="italic" fo:font-weight="bold" officeooo:rsid="000a227c" officeooo:paragraph-rsid="000a227c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line-height="115%"/>
      <style:text-properties style:font-name="Times New Roman" fo:font-size="14pt" fo:font-style="italic" fo:font-weight="bold" officeooo:rsid="000c0447" officeooo:paragraph-rsid="000c0447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line-height="115%"/>
      <style:text-properties style:font-name="Times New Roman" fo:font-size="14pt" fo:language="uk" fo:country="UA" officeooo:rsid="000dfc26" officeooo:paragraph-rsid="0018a8b1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Times New Roman" fo:font-size="14pt" fo:language="uk" fo:country="UA" officeooo:rsid="00121f5a" officeooo:paragraph-rsid="0018a8b1" style:font-size-asian="14pt" style:font-size-complex="14pt"/>
    </style:style>
    <style:style style:name="P5" style:family="paragraph" style:parent-style-name="Standard">
      <style:paragraph-properties fo:line-height="115%"/>
      <style:text-properties style:font-name="Times New Roman" fo:font-size="14pt" fo:language="uk" fo:country="UA" officeooo:rsid="0016963b" officeooo:paragraph-rsid="0016963b" style:font-size-asian="14pt" style:font-size-complex="14pt"/>
    </style:style>
    <style:style style:name="P6" style:family="paragraph" style:parent-style-name="Standard">
      <style:paragraph-properties fo:line-height="115%"/>
      <style:text-properties style:font-name="Times New Roman" fo:font-size="14pt" fo:language="uk" fo:country="UA" officeooo:rsid="001b03ce" officeooo:paragraph-rsid="001b03ce" style:font-size-asian="14pt" style:font-size-complex="14pt"/>
    </style:style>
    <style:style style:name="P7" style:family="paragraph" style:parent-style-name="Standard">
      <style:paragraph-properties fo:line-height="115%"/>
      <style:text-properties style:font-name="Times New Roman" fo:font-size="14pt" fo:language="uk" fo:country="UA" officeooo:rsid="001f339c" officeooo:paragraph-rsid="001f339c" style:font-size-asian="14pt" style:font-size-complex="14pt"/>
    </style:style>
    <style:style style:name="P8" style:family="paragraph" style:parent-style-name="Standard">
      <style:paragraph-properties fo:line-height="115%"/>
      <style:text-properties style:font-name="Times New Roman" fo:font-size="14pt" fo:language="uk" fo:country="UA" officeooo:rsid="0023cc05" officeooo:paragraph-rsid="00240a48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Times New Roman" fo:font-size="14pt" fo:language="uk" fo:country="UA" officeooo:rsid="00263a38" officeooo:paragraph-rsid="00263a38" style:font-size-asian="14pt" style:font-size-complex="14pt"/>
    </style:style>
    <style:style style:name="P10" style:family="paragraph" style:parent-style-name="Standard">
      <style:paragraph-properties fo:line-height="115%"/>
      <style:text-properties style:font-name="Times New Roman" fo:font-size="14pt" fo:language="uk" fo:country="UA" officeooo:rsid="0029a717" officeooo:paragraph-rsid="0029a717" style:font-size-asian="14pt" style:font-size-complex="14pt"/>
    </style:style>
    <style:style style:name="P11" style:family="paragraph" style:parent-style-name="Standard">
      <style:paragraph-properties fo:line-height="115%"/>
      <style:text-properties style:font-name="Times New Roman" fo:font-size="14pt" fo:language="uk" fo:country="UA" officeooo:rsid="002a2fa8" officeooo:paragraph-rsid="002a2fa8" style:font-size-asian="14pt" style:font-size-complex="14pt"/>
    </style:style>
    <style:style style:name="P12" style:family="paragraph" style:parent-style-name="Standard">
      <style:paragraph-properties fo:line-height="115%"/>
      <style:text-properties style:font-name="Times New Roman" fo:font-size="14pt" officeooo:rsid="0023cc05" officeooo:paragraph-rsid="0023cc05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c0447"/>
    </style:style>
    <style:style style:name="T3" style:family="text">
      <style:text-properties fo:language="uk" fo:country="UA" officeooo:rsid="00203eca"/>
    </style:style>
    <style:style style:name="T4" style:family="text">
      <style:text-properties fo:language="uk" fo:country="UA" officeooo:rsid="002a82ec"/>
    </style:style>
    <style:style style:name="T5" style:family="text">
      <style:text-properties officeooo:rsid="000fc85b"/>
    </style:style>
    <style:style style:name="T6" style:family="text">
      <style:text-properties officeooo:rsid="00114642"/>
    </style:style>
    <style:style style:name="T7" style:family="text">
      <style:text-properties officeooo:rsid="00179f1c"/>
    </style:style>
    <style:style style:name="T8" style:family="text">
      <style:text-properties officeooo:rsid="0018a8b1"/>
    </style:style>
    <style:style style:name="T9" style:family="text">
      <style:text-properties officeooo:rsid="00193f88"/>
    </style:style>
    <style:style style:name="T10" style:family="text">
      <style:text-properties officeooo:rsid="001b03ce"/>
    </style:style>
    <style:style style:name="T11" style:family="text">
      <style:text-properties officeooo:rsid="001ccb41"/>
    </style:style>
    <style:style style:name="T12" style:family="text">
      <style:text-properties officeooo:rsid="00203eca"/>
    </style:style>
    <style:style style:name="T13" style:family="text">
      <style:text-properties officeooo:rsid="00213199"/>
    </style:style>
    <style:style style:name="T14" style:family="text">
      <style:text-properties officeooo:rsid="00240a48"/>
    </style:style>
    <style:style style:name="T15" style:family="text">
      <style:text-properties officeooo:rsid="00263a38"/>
    </style:style>
    <style:style style:name="T16" style:family="text">
      <style:text-properties officeooo:rsid="00273ced"/>
    </style:style>
    <style:style style:name="T17" style:family="text">
      <style:text-properties officeooo:rsid="002a82ec"/>
    </style:style>
    <style:style style:name="T18" style:family="text">
      <style:text-properties officeooo:rsid="002bd29d"/>
    </style:style>
    <style:style style:name="T19" style:family="text">
      <style:text-properties officeooo:rsid="002d810a"/>
    </style:style>
    <style:style style:name="T20" style:family="text">
      <style:text-properties officeooo:rsid="002e6b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Що таке знання?</text:span></text:p>
      <text:p text:style-name="P3">Для початку, непогано б було розібратися, а що таке знання. </text:p>
      <text:p text:style-name="P3"><text:span text:style-name="T5">Чи є розділ електродинаміки знанням? Так! </text:span></text:p>
      <text:p text:style-name="P3"><text:span text:style-name="T5">Чи є </text:span><text:span text:style-name="T7">пісенька</text:span><text:span text:style-name="T5"> про Бі</text:span><text:span text:style-name="T8">ґ</text:span><text:span text:style-name="T5"> Мак знанням? Теж так! </text:span></text:p>
      <text:p text:style-name="P3"><text:span text:style-name="T5">А слово кріндж? Також, адже воно містить значення, яке використовують люди у певних ситуаціях.</text:span></text:p>
      <text:p text:style-name="P4">Виходить, що все, що є у нас в голові — то і є знання. </text:p>
      <text:p text:style-name="P4"><text:span text:style-name="T6">Узагальнюючи, знання — це обізнаність чи розуміння фактів, інформації, описів та навичок.</text:span></text:p>
      <text:p text:style-name="P1">2) <text:span text:style-name="T1">Соціально-пр</text:span><text:span text:style-name="T3">актич</text:span><text:span text:style-name="T1">ний — це як?</text:span></text:p>
      <text:p text:style-name="P5">Визнаємо, що не усі знання є корисними. <text:span text:style-name="T8">Наприклад, та ж пісенька про Біґ Мак не несе жодної корисної інформації для </text:span><text:span text:style-name="T9">більшості із </text:span><text:span text:style-name="T8">нас. Те ж слово кріндж — просто заміна українському слову сором. </text:span><text:span text:style-name="T10">А електродинаміка потрібна виключно електрикам та інженерам.</text:span></text:p>
      <text:p text:style-name="P6">Але є поняття першої допомоги, міжнародного права, етикету та доброти. Вони всі корисні людям, адже <text:span text:style-name="T11">вони так чи інакше стосуються саме вза’ємин між людьми у соціумі.</text:span></text:p>
      <text:p text:style-name="P7">Всі ці поняття можна назвати соціально-пр<text:span text:style-name="T12">актич</text:span>ними — <text:span text:style-name="T13">тими, що стосуються конкретних практичних питань соціального життя суспільства.</text:span></text:p>
      <text:p text:style-name="P1">3) <text:span text:style-name="T2">Приклад про вогонь в структурі спостереження — дослідження — навчання інших (мова про створення знань) або як виникають знання.</text:span></text:p>
      <text:p text:style-name="P12"><text:span text:style-name="T2">У </text:span><text:span text:style-name="T1">сиву давнину, коли </text:span><text:span text:style-name="T4">люди</text:span><text:span text:style-name="T1"> полювали </text:span><text:span text:style-name="T4">і</text:span><text:span text:style-name="T1"> збирали ягоди, </text:span><text:span text:style-name="T4">та на нас не дуже то й були схожі,</text:span><text:span text:style-name="T1"> не було такої великої кількості інформації, як сьогодні, а якщо ще точніше, то знань було зовсім мало. Тоді пращури вивчали своє довкілля на предмет домівок хижих тварин, річок, затишних печер, кущів їстівних ягід тощо. В ті дні люди боролися з ворожим до кожної істоти довкіллям, і кожна крихта знання про оточення могла врятувати тобі та твоїм родичам життя, а інколи, навіть, зробити його разюче легшим. </text:span></text:p>
      <text:p text:style-name="P12"><text:span text:style-name="T1">Тоді жили невеличкими купками, такими собі сім’ями. Такі групи можна вважати невеличкими соціумами. А так, як всі ті знання, що здобувалися, виключно допомагали таким сім’ям, то всі вони можуть вважатися соціально-практичними.</text:span></text:p>
      <text:p text:style-name="P8">Поговоримо про те, як люди взагалі здобували знання. <text:span text:style-name="T14">По великому рахунку, є три способи: спостереження, дослідження та навчання. Так, як навчання передбачає, що людина вивчає здобуте вже іншим знання, то цей спосіб буде розглянуто згодом. </text:span></text:p>
      <text:p text:style-name="P8"><text:span text:style-name="T14">Повернемося до спостереження. </text:span><text:span text:style-name="T15">Як приклад, ми візьмемо вогонь — серце затишку і тепла. Припускають, що перший вогонь був добутий після удару блискавки по дереву. Люди помітили, що дерево може прижити на собі </text:span><text:soft-page-break/><text:span text:style-name="T15">яскравинку, що гріє та освітлює все довкола, </text:span><text:span text:style-name="T16">хіба що і випускає чорну хмару, що смердить і ріже очі</text:span><text:span text:style-name="T15">. Так люди здобули спостереженням знання про вогонь.</text:span></text:p>
      <text:p text:style-name="P9">Але всім хочеться чогось більшого, кращого, але і контрольованого. Та хай йому грець, але під лежачий камінь вода не тече. <text:span text:style-name="T16">І тут чи то зі злості, чи то із розпачу, а може й просто задля розваги, первісні люди почали прати каміння та бити об каміння чи брати палки і завзято терти об інші палки. І ось чи то від каміння відлетів яскравий шматочок на сухе листя, чи то він з’явився між палок, але на його місці почала з’являтися та сама вередлива хмара, тільки менша. І ось вони продовжили робити те саме, але ще завзятіше. Тихіше, теплий друг знов з’явився. Таким чином люди провели перші дослідження і змогли здобути вогонь за власним бажанням.</text:span></text:p>
      <text:p text:style-name="P2"><text:span text:style-name="T1">4) Перехід до передачі знань іншим (продовження схеми).</text:span></text:p>
      <text:p text:style-name="P10">На превеликий жаль, людський вік швидкоплинний. Кожному необхідно робити внесок у суспільне виживання родини, а тут ще кожному якось не завадило б дізнатися про таке чудове відкриття, як вогонь. Не дати знати родичам про це чудо і запропонувати їм у вчителі випадковість — не просто не допустимо, а цілий злочин проти людства. Їх треба навчити цьому. А вони будуть вчити вогню своїх нащадків. Це дозволить родинам користуватися цим благом постійно і відкривати щось нове, що поліпшить наше життя.</text:p>
      <text:p text:style-name="P10">Чи словами було вперше передано знання, чи жестами — важко сказати, але факт залишається фактом: для древніх відкривачів джерелом людських знань були пан сміливість, друг спостережливість та тітка випадок, а для всіх інших — перекази тих людей, що знають мудрощі.</text:p>
      <text:p text:style-name="P2">5) <text:span text:style-name="T1">Як виникли перші родові общини та знання передавалися іншим.</text:span></text:p>
      <text:p text:style-name="P11">Час плинув. <text:span text:style-name="T17">Древні люди, </text:span><text:span text:style-name="T18">ті самі, що вже більше походили на нас,</text:span><text:span text:style-name="T17"> вже не пам’ятали тих перших, що відкрили загострені палиці </text:span><text:span text:style-name="T18">та каміння</text:span><text:span text:style-name="T17">, вогонь, поняття праця, мову, навчилися створювати колективи та перші рукотворні житла, плани, </text:span><text:span text:style-name="T18">одяг,</text:span><text:span text:style-name="T17"> </text:span><text:span text:style-name="T18">поділили працю між жінками та чоловіками, по жінкам почали вести роди. </text:span><text:span text:style-name="T19">Люди поступово все менше змінювали місця проживання, створювали зв’язки з іншими родами, </text:span><text:span text:style-name="T20">а там і з’явилися родоплемінні общини. Знання розширювалися і передавалися молодим поколінням. Люди вже багато чого знали про природу. Кожне явище підпорядковувалося якійсь потойбічній силі, яка могутніша за людину. І краще з нею дружити. Як це робити? Перекази найстарших у общинах відкриють мудрощі, що передавалися із уст в уста. Вони тобі в поміч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3:49:33.028000000</meta:creation-date>
    <dc:date>2023-10-02T22:19:42.370000000</dc:date>
    <meta:editing-duration>PT8H29M58S</meta:editing-duration>
    <meta:editing-cycles>29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2" meta:word-count="731" meta:character-count="4700" meta:non-whitespace-character-count="3974"/>
  </office:meta>
</office:document-meta>
</file>